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bc3" officeooo:paragraph-rsid="0011fbc3"/>
    </style:style>
    <style:style style:name="P2" style:family="paragraph" style:parent-style-name="Standard">
      <style:paragraph-properties fo:text-align="center" style:justify-single-word="false"/>
      <style:text-properties officeooo:rsid="0011fbc3" officeooo:paragraph-rsid="0011fbc3"/>
    </style:style>
    <style:style style:name="P3" style:family="paragraph" style:parent-style-name="Standard">
      <style:paragraph-properties fo:text-align="start" style:justify-single-word="false"/>
      <style:text-properties officeooo:rsid="0011fbc3" officeooo:paragraph-rsid="0011fbc3"/>
    </style:style>
    <style:style style:name="T1" style:family="text">
      <style:text-properties officeooo:rsid="0012f96e"/>
    </style:style>
    <style:style style:name="T2" style:family="text">
      <style:text-properties officeooo:rsid="0014a5cb"/>
    </style:style>
    <style:style style:name="T3" style:family="text">
      <style:text-properties officeooo:rsid="0015a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es</text:p>
      <text:p text:style-name="P2"/>
      <text:p text:style-name="P3">- <text:span text:style-name="T1">VESA (Video Electronics Standard Association) writes SVGA standards</text:span></text:p>
      <text:p text:style-name="P3">- <text:span text:style-name="T2">qemu doesn't support VESA</text:span></text:p>
      <text:p text:style-name="P3">- <text:span text:style-name="T3">CGA (Computer Graphics Adapter)</text:span></text:p>
      <text:p text:style-name="P3">- <text:span text:style-name="T3">CRT (Cathode-Ray Tube)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0:58:46.550508654</meta:creation-date>
    <dc:date>2016-04-19T21:35:40.409308659</dc:date>
    <meta:editing-duration>P1DT36M3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24" meta:character-count="158" meta:non-whitespace-character-count="139"/>
  </office:meta>
</office:document-meta>
</file>